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baseCallMetaDataProvider.SybaseCall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baseCallMetaDataProvider.parameterNameToUse( @ Nullable String parameter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ybaseCallMetaDataProvider.byPassReturnParameter( String paramet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